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umesRequestCondition.hasBody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MediaTypeExpression.ConsumeMediaTyp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MatchingExpressions( MediaType cont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sumesRequestCondition.ConsumesRequestCondition( List &lt; ConsumeMediaTypeExpression &gt; expres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setBodyRequired( boolean body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ConsumesRequestCondition( String [ ] consumes , @ Nullable String [ ]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umes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compareTo( ConsumesRequestCondition other ,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umesRequestCondition.parseExpressions( String [ ] consumes , @ Nullable String [ ] head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sumesRequestCondition.combine( ConsumesRequestCondition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MatchingCondition( HttpServlet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sumeMediaTypeExpression.ConsumeMediaTypeExpression( MediaType mediaType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MediaTypeExpression.match( MediaType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ume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isBody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ConsumesRequestCondition( String ... consu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umesRequestCondition.getConsumableMedia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sume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